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,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,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,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I12]" office:value-type="float" office:value="0.0025" calcext:value-type="float">
            <text:p>0,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I13]" office:value-type="float" office:value="0.00025" calcext:value-type="float">
            <text:p>0,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,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,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I18]" office:value-type="float" office:value="0.25" calcext:value-type="float">
            <text:p>0,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,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,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21:35:43.56041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28T22:11:45.692523017</dc:date>
    <meta:editing-duration>P1DT11H58M24S</meta:editing-duration>
    <meta:editing-cycles>13</meta:editing-cycles>
    <meta:generator>LibreOffice/5.1.6.2$Linux_X86_64 LibreOffice_project/10m0$Build-2</meta:generator>
    <meta:document-statistic meta:table-count="1" meta:cell-count="424" meta:object-count="0"/>
  </office:meta>
</office:document-meta>
</file>